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officeooo:rsid="001178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lide 1</text:p>
      <text:p text:style-name="Standard">Hello everyone, I will present to you a project on model exploration that we briefly discussed in a previous presentation. This specifically focuses on the tools used. This work is done in partnership with the French Institute of Hygiene, the French Geographic Institute, the Institute of Complex Systems in Paris, and CIRAD. For the case study, we will rely on Diohine, which you are already familiar with. I hope my rusty English will be understandable!</text:p>
      <text:p text:style-name="Standard"/>
      <text:p text:style-name="Standard">Slide 2</text:p>
      <text:p text:style-name="Standard">Talking about a paradigm shift when transitioning to agent-based model exploration means changing the way we question the model itself. We no longer ask "what if..." questions, but instead, we strive to answer questions like "how to achieve a certain outcome." In other words, we shift our focus from inputs and scenario exploration to directly questioning the outputs, and that changes things radically.</text:p>
      <text:p text:style-name="Standard"/>
      <text:p text:style-name="Standard">Slide 3</text:p>
      <text:p text:style-name="Standard">This paradigm shift is closely linked to the evolution of computing power and the ease of accessing high-performance computing today. We can distinguish at least three types of exploration: calibration, which examines how input criteria influence the fitness of output results; sensitivity analysis, which helps us evaluate the contribution of each input parameter to the variance of output results; and finally, space exploration, which aims to capture the validity domain of the model and provide an overview of all the results accessible through the model.</text:p>
      <text:p text:style-name="Standard"/>
      <text:p text:style-name="Standard">Slide 4 </text:p>
      <text:p text:style-name="Standard">By focusing on this last element, space exploration, it is truly interesting to note that it allows for the identification of diverse results to be achieved. It is based on genetic algorithms that have heuristics for searching novelty, thus attempting to move away from local optima. This functionality is available in the OpenMole platform.</text:p>
      <text:p text:style-name="Standard"/>
      <text:p text:style-name="Standard">Slide 5 </text:p>
      <text:p text:style-name="Standard">It is because we were able to develop methods like the space exploration pattern that led us to seek connections with the theory of viability.</text:p>
      <text:p text:style-name="Standard"/>
      <text:p text:style-name="Standard">What is the theory of viability? It consists of mathematical concepts that were developed by Aubin in the 1990s.</text:p>
      <text:p text:style-name="Standard"/>
      <text:p text:style-name="Standard">The important thing is not to identify the best solution, but rather to identify all the viable solutions of the model. However, in a different paradigm, which is that of control, we have controls on the model that allow us to keep it within a particular space. This leads to the works of Bain and Sabatier, who proposed the concepts of viability kernel and resilience kernel.</text:p>
      <text:p text:style-name="Standard"/>
      <text:p text:style-name="Standard">Slide 6</text:p>
      <text:p text:style-name="Standard">Obviously, these concepts resonated strongly in our minds with what we do around the PSE method.</text:p>
      <text:p text:style-name="Standard">In this image, you can see parameter number 1 and parameter number 2, which are the two axes. We define a constraint system in which we consider the model to be viable, and then we search for all the trajectories of the 10 models that allow them to stay within the viability <text:soft-page-break/>kernel. That's how it works.</text:p>
      <text:p text:style-name="Standard"/>
      <text:p text:style-name="Standard">Slide 7</text:p>
      <text:p text:style-name="Standard">So how do we establish the link between viability and simulation models? Well, multi-agent models, simulation models can be seen as mathematical functions. These functions transform inputs into outputs through the model. However, the major difference is that simulation models don't necessarily have computable mathematical forms and need to be explored through computational simulation because t+1 is not solely dependent on t.</text:p>
      <text:p text:style-name="Standard"/>
      <text:p text:style-name="Standard">slide Détente </text:p>
      <text:p text:style-name="Standard">To give you a visual representation, we need tools to carve out different trajectories, and that's precisely the type of tool you have in front of you. It serves multiple purposes, but the holes in the spoon represent exactly how we want to use <text:span text:style-name="T1">viability in</text:span> PSE. Among all the model's trajectories, we want to identify those that meet our constraints.</text:p>
      <text:p text:style-name="Standard"/>
      <text:p text:style-name="Standard">Slide 8</text:p>
      <text:p text:style-name="Standard">On the example of Diohine with the model we have previously discussed, here is the result of a PSE.</text:p>
      <text:p text:style-name="Standard"/>
      <text:p text:style-name="Standard">As before, on the x-axis, we have millet production, and on the y-axis, we have firewood production.</text:p>
      <text:p text:style-name="Standard"/>
      <text:p text:style-name="Standard">What we did here was to engage in discussions with local stakeholders to assess the viability conditions of their system based on these indicators.</text:p>
      <text:p text:style-name="Standard"/>
      <text:p text:style-name="Standard">This led them to trace the two horizontal and vertical axes in the figure, which represent the viability conditions around firewood and agricultural production, respectively.</text:p>
      <text:p text:style-name="Standard"/>
      <text:p text:style-name="Standard">Through collective discussion, we realized that very few simulations were able to satisfy one of the two constraints, and no simulation could remain viable within the context of both constraints.</text:p>
      <text:p text:style-name="Standard"/>
      <text:p text:style-name="Standard">Slide 9</text:p>
      <text:p text:style-name="Standard">So we can see that PSE establishes a connection between practices <text:span text:style-name="T1">(frome people description)</text:span> and outputs, providing an initial approximation of the model's trajectories that could be viable, which is then subjected to debate.</text:p>
      <text:p text:style-name="Standard"/>
      <text:p text:style-name="Standard">Slide 10</text:p>
      <text:p text:style-name="Standard">Ultimately, for a given solution within the viability kernel, we will focus on a method that allows us to identify its antecedents. This is precisely what the Origin Space Exploration method does—it attempts to discover all the corresponding input parameters that lead to a specific point in the output space.</text:p>
      <text:p text:style-name="Standard"/>
      <text:p text:style-name="Standard">Slide 11</text:p>
      <text:p text:style-name="Standard">The objective is therefore to redefine the ranges of input parameters, model the effect of controls on outputs, and utilize viability constraints to reject simulations that violate these constraints.</text:p>
      <text:p text:style-name="Standard"/>
      <text:p text:style-name="Standard"><text:soft-page-break/>Slide 12</text:p>
      <text:p text:style-name="Standard">In conclusion, through intensive simulation, we are able to broadly identify the viability kernels with PSE based on a model, search for the origins of these points, and filter out non-viable trajectori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18T13:54:32.975635165</dc:date>
    <meta:editing-duration>PT9M8S</meta:editing-duration>
    <meta:editing-cycles>1</meta:editing-cycles>
    <meta:document-statistic meta:table-count="0" meta:image-count="0" meta:object-count="0" meta:page-count="3" meta:paragraph-count="33" meta:word-count="870" meta:character-count="5323" meta:non-whitespace-character-count="4484"/>
  </office:meta>
</office:document-meta>
</file>